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4fdd7" officeooo:paragraph-rsid="0014fdd7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4fdd7" officeooo:paragraph-rsid="0014fdd7" style:font-size-asian="15pt" style:font-size-complex="15pt"/>
    </style:style>
    <style:style style:name="P3" style:family="paragraph" style:parent-style-name="Footer">
      <style:text-properties officeooo:rsid="0014fdd7" officeooo:paragraph-rsid="0014fdd7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2 外交政策佮bàn-bah貼紙</text:p>
        <text:p text:style-name="P1"/>
        <text:p text:style-name="P1">外交政策佮bàn-bah貼紙</text:p>
        <text:p text:style-name="P1">Guā-kau tsìng-tshik kah bàn-bah tah-tsuá</text:p>
        <text:p text:style-name="P1"/>
        <text:p text:style-name="P1">美國總統Barack Obama主導 Iran核子問題的談判，</text:p>
        <text:p text:style-name="P1">Bí-kok tsóng-thóng Barack Obama tsú-tō Iran hi̍k-tsú būn-tê ê tâm-phuànn, </text:p>
        <text:p text:style-name="P1"/>
        <text:p text:style-name="P1">4月初談成原則要點，</text:p>
        <text:p text:style-name="P1">4 gue̍h-tshe tâm sîng guân-tsik iàu-tiám, </text:p>
        <text:p text:style-name="P1"/>
        <text:p text:style-name="P1">有希望佇6月底以前達成協議。</text:p>
        <text:p text:style-name="P1">ū hi-bāng tī 6 gue̍h-té í-tsîng ta̍t-sîng hia̍p-gī. </text:p>
        <text:p text:style-name="P1"/>
        <text:p text:style-name="P1">另外，</text:p>
        <text:p text:style-name="P1">Līng-guā, </text:p>
        <text:p text:style-name="P1"/>
        <text:p text:style-name="P1">伊閣佮Cuba總統Raúl Castro見面會談，</text:p>
        <text:p text:style-name="P1">i koh kah Cuba tsóng-thóng Raúl Castro kìnn-bīn huē-tâm, </text:p>
        <text:p text:style-name="P1"/>
        <text:p text:style-name="P1">推動兩國外交正常化。</text:p>
        <text:p text:style-name="P1">thui-tōng nn̄g kok guā-kau tsìng-siông-huà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贊成者呵咾伊行務實路線，</text:p>
        <text:p text:style-name="P1">Tsàn-sîng-tsiá o-ló i kiânn bū-si̍t lōo-suànn, </text:p>
        <text:p text:style-name="P1"/>
        <text:p text:style-name="P1">毋過共和黨佇國會共抵制，</text:p>
        <text:p text:style-name="P1">m̄-koh kiōng-hô-tóng tī kok-huē kā tí-tsè, </text:p>
        <text:p text:style-name="P1"/>
        <text:p text:style-name="P1">講伊讓步傷濟。</text:p>
        <text:p text:style-name="P1">kóng i niū-pōo siunn tsē. </text:p>
        <text:p text:style-name="P1"/>
        <text:p text:style-name="P1">有意願抑是有可能佇2016年參選總統的共和黨人士，</text:p>
        <text:p text:style-name="P1">Ū ì-guān ia̍h-sī ū khó-lîng tī 2016 nî tsham-suán tsóng-thóng ê kiōng-hô-tóng jîn-sū, </text:p>
        <text:p text:style-name="P1"/>
        <text:p text:style-name="P1">攏主張強硬的外交政策。</text:p>
        <text:p text:style-name="P1">lóng tsú-tiunn kiông-ngē ê guā-kau tsìng-tshik.</text:p>
        <text:p text:style-name="P1"/>
        <text:p text:style-name="P1"/>
        <text:p text:style-name="P1"/>
        <text:p text:style-name="P1"/>
        <text:p text:style-name="P1">英國《金融時報》副總編輯Philip Stephens拜五的一篇文章，</text:p>
        <text:p text:style-name="P1">Ing-kok “Kim-iông sî-pò” hù tsóng-pian-tsi̍p Philip Stephens pài-gōo ê tsi̍t phinn bûn-tsiong, </text:p>
        <text:p text:style-name="P1"/>
        <text:p text:style-name="P1">共遮的主張稱做「bàn-bah貼紙」的世界觀。</text:p>
        <text:p text:style-name="P1">kā tsia-ê tsú-tiunn tshing-tsò “bàn-bah tah-tsuá” ê sè-kài-kuan.</text:p>
        <text:p text:style-name="P1"/>
        <text:p text:style-name="P1"/>
        <text:p text:style-name="P1"/>
        <text:p text:style-name="P1"><text:soft-page-break/>美國人時行佇車的bàn-bah頂頭貼一寡標語，</text:p>
        <text:p text:style-name="P1"><text:span text:style-name="T1">Bí-kok-lâng sî-kiânn tī tshia ê bàn-bah <text:s/>tíng-thâu tah tsi̍t-kuá piau-gí,</text:span> </text:p>
        <text:p text:style-name="P1"/>
        <text:p text:style-name="P1">表達家己的主張、趣味抑是講一寡笑詼。</text:p>
        <text:p text:style-name="P1"><text:span text:style-name="T1">piáu-ta̍t ka-kī ê tsú-tiunn, tshù-bī ia̍h-sī kóng tsi̍t-kuá tshiò-khue.</text:span> </text:p>
        <text:p text:style-name="P1"/>
        <text:p text:style-name="P1">Stephens就是剾洗共和黨，</text:p>
        <text:p text:style-name="P1">Stephens tō sī khau-sé kiōng-hô-tóng, </text:p>
        <text:p text:style-name="P1"/>
        <text:p text:style-name="P1">講in喝欲按怎處理中東、中國佮Russia，</text:p>
        <text:p text:style-name="P1">kóng in huah beh án-tsuánn tshú-lí Tiong-tang, Tiong-kok kah Russia, </text:p>
        <text:p text:style-name="P1"/>
        <text:p text:style-name="P1">只是家己喝爽的。</text:p>
        <text:p text:style-name="P1">tsí-sī ka-kī huah sóng --ê.</text:p>
        <text:p text:style-name="P1"/>
        <text:p text:style-name="P1"/>
        <text:p text:style-name="P1">重點是：美國已經無像以前遐強大矣。</text:p>
        <text:p text:style-name="P1">Tiōng-tiám sī: Bí-kok í-king bô tshiūnn í-tsîng hiah kiông-tāi --ah. </text:p>
        <text:p text:style-name="P1"/>
        <text:p text:style-name="P1">而且，</text:p>
        <text:p text:style-name="P1">Jî-tshiánn, </text:p>
        <text:p text:style-name="P1"/>
        <text:p text:style-name="P1">冷戰結束了後的世界，</text:p>
        <text:p text:style-name="P1">líng-tsiàn kiat-sok liáu-āu ê sè-kài, </text:p>
        <text:p text:style-name="P1"/>
        <text:p text:style-name="P1">袂當簡單看做正邪雙方之爭。</text:p>
        <text:p text:style-name="P1"><text:span text:style-name="T1">bē-tàng kán-tan khuànn-tsò tsìng siâ siang-hong tsi tsing.</text:span> </text:p>
        <text:p text:style-name="P1"/>
        <text:p text:style-name="P1">比論講，</text:p>
        <text:p text:style-name="P1">Pí-lūn kóng, </text:p>
        <text:p text:style-name="P1"/>
        <text:p text:style-name="P1">Islam國是一个大威脅，</text:p>
        <text:p text:style-name="P1">Islam kok sī tsi̍t ê tuā ui-hia̍p, </text:p>
        <text:p text:style-name="P1"/>
        <text:p text:style-name="P1">毋過Iran閣是Islam國的死對頭。</text:p>
        <text:p text:style-name="P1">m̄-koh Iran koh sī Islam kok ê sí-tuì-thâu. <text:s/></text:p>
        <text:p text:style-name="P1"/>
        <text:p text:style-name="P1">作者認為，</text:p>
        <text:p text:style-name="P1">Tsok-tsiá jīn-uî, </text:p>
        <text:p text:style-name="P1"/>
        <text:p text:style-name="P1">Obama有認清這个複雜的世界新形勢，</text:p>
        <text:p text:style-name="P1">Obama ū jīn-tshing tsit ê ho̍k-tsa̍p ê sè-kài sin hîng-sè, </text:p>
        <text:p text:style-name="P1"/>
        <text:p text:style-name="P1">伊佮Iran發展關係是真有勇氣的一步。</text:p>
        <text:p text:style-name="P1">i kah Iran huat-tián kuan-hē sī tsin ū ióng-khì ê tsi̍t pōo.</text:p>
        <text:p text:style-name="P1"/>
        <text:p text:style-name="P1"/>
        <text:p text:style-name="P1"/>
        <text:p text:style-name="P1"/>
        <text:p text:style-name="P1"/>
        <text:p text:style-name="P2">Stephens嘛毋是完全咧替Obama辯護。</text:p>
        <text:p text:style-name="P1">Stephens mā m̄ sī uân-tsuân teh thè Obama piān-hōo. </text:p>
        <text:p text:style-name="P1"/>
        <text:p text:style-name="P1">伊認為，</text:p>
        <text:p text:style-name="P1">I jīn-uî, </text:p>
        <text:p text:style-name="P1"/>
        <text:p text:style-name="P1">對Obama的批判內底，</text:p>
        <text:p text:style-name="P1">tuì Obama ê phue-phuànn lāi-té, </text:p>
        <text:p text:style-name="P1"/>
        <text:p text:style-name="P1">有部分道理的，</text:p>
        <text:p text:style-name="P1">ū pōo-hūn tō-lí --ê, </text:p>
        <text:p text:style-name="P1"/>
        <text:p text:style-name="P1">是講伊為著結束前總統George W. Bush留落來的兩場戰爭，</text:p>
        <text:p text:style-name="P1">sī kóng i uī-tio̍h kiat-sok tsîng tsóng-thóng George W. Bush lâu --lo̍h-lâi ê nn̄g tiûnn tsiàn-tsing,</text:p>
        <text:p text:style-name="P1"/>
        <text:p text:style-name="P1">Iraq佮Afghanistan，</text:p>
        <text:p text:style-name="P1"><text:s/>Iraq kah Afghanistan, </text:p>
        <text:p text:style-name="P1"/>
        <text:p text:style-name="P1">煞佇其他所在傷過細膩。</text:p>
        <text:p text:style-name="P1">suah tī kî-thann sóo-tsāi siunn kuè sè-jī. </text:p>
        <text:p text:style-name="P1"/>
        <text:p text:style-name="P1">這予全世界的盟邦佮敵人看在眼內，</text:p>
        <text:p text:style-name="P1">Tse hōo tsuân sè-kài ê bîng-pang kah ti̍k-jîn khuànn tsāi gán-lāi, </text:p>
        <text:p text:style-name="P1"/>
        <text:p text:style-name="P1">有不利的影響。</text:p>
        <text:p text:style-name="P1">ū put-lī ê íng-hióng.</text:p>
        <text:p text:style-name="P1"/>
        <text:p text:style-name="P1"/>
        <text:p text:style-name="P1"/>
        <text:p text:style-name="P1"/>
        <text:p text:style-name="P1">舉例講，</text:p>
        <text:p text:style-name="P1">Kí-lē kóng, </text:p>
        <text:p text:style-name="P1"/>
        <text:p text:style-name="P1">Syria政府一再用化學武器攻擊平民，</text:p>
        <text:p text:style-name="P1">Syria tsìng-hú it-tsài īng huà-ha̍k bú-khì kong-kik pîng-bîn, </text:p>
        <text:p text:style-name="P1"/>
        <text:p text:style-name="P1">早就迒過Obama的紅線，</text:p>
        <text:p text:style-name="P1">tsá tō hānn-kuè Obama ê âng-suànn, </text:p>
        <text:p text:style-name="P1"/>
        <text:p text:style-name="P1">毋過美國攏無實際行動。</text:p>
        <text:p text:style-name="P1">m̄-koh Bí-kok lóng bô si̍t-tsè hîng-tōng. </text:p>
        <text:p text:style-name="P1"/>
        <text:p text:style-name="P1">中國佇東海佮南海直直出招，</text:p>
        <text:p text:style-name="P1">Tiong-kok tī Tang-hái kah Lâm-hái ti̍t-ti̍t tshut-tsiau, </text:p>
        <text:p text:style-name="P1"/>
        <text:p text:style-name="P1">就是估算美國想欲避免衝突。</text:p>
        <text:p text:style-name="P1">tō sī kóo-sǹg Bí-kok siūnn-beh pī-bián tshiong-tu̍t.</text:p>
        <text:p text:style-name="P1"/>
        <text:p text:style-name="P1"/>
        <text:p text:style-name="P1"/>
        <text:p text:style-name="P1"/>
        <text:p text:style-name="P1"/>
        <text:p text:style-name="P2">佇結論，</text:p>
        <text:p text:style-name="P1">Tī kiat-lūn, </text:p>
        <text:p text:style-name="P1"/>
        <text:p text:style-name="P1">作者講，</text:p>
        <text:p text:style-name="P1">tsok-tsiá kóng, </text:p>
        <text:p text:style-name="P1"/>
        <text:p text:style-name="P1">Obama的優點是伊注重使用經濟佮外交的力量，</text:p>
        <text:p text:style-name="P1">Obama ê iu-tiám sī i tsù-tiōng sú-iōng king-tsè kah guā-kau ê li̍k-liōng, </text:p>
        <text:p text:style-name="P1"/>
        <text:p text:style-name="P1">透過種種的多國聯盟，</text:p>
        <text:p text:style-name="P1">thàu-kuè tsióng-tsióng ê to kok liân-bîng, </text:p>
        <text:p text:style-name="P1"/>
        <text:p text:style-name="P1">來發揮美國的影響力。</text:p>
        <text:p text:style-name="P1">lâi huat-hui Bí-kok ê íng-hióng-li̍k. </text:p>
        <text:p text:style-name="P1"/>
        <text:p text:style-name="P1"/>
        <text:p text:style-name="P1"/>
        <text:p text:style-name="P1"/>
        <text:p text:style-name="P1">缺點是伊有當時仔閣傷過限制使用美國的力量。</text:p>
        <text:p text:style-name="P1">Khuat-tiám sī i ū-tang-sî-á koh siunn kuè hān-tsè sú-iōng Bí-kok ê li̍k-liōng. <text:s/></text:p>
        <text:p text:style-name="P1"/>
        <text:p text:style-name="P1">現此時美國需要的，</text:p>
        <text:p text:style-name="P1">Hiān-tshú-sî Bí-kok su-iàu --ê, </text:p>
        <text:p text:style-name="P1"/>
        <text:p text:style-name="P1">是佇企圖心佮現實主義中間揣著平衡，</text:p>
        <text:p text:style-name="P1">sī tī khì-tôo-sim kah hiān-si̍t tsú-gī tiong-kan tshuē-tio̍h pîng-hîng, </text:p>
        <text:p text:style-name="P1"/>
        <text:p text:style-name="P1">發展出一套原則清楚閣會當執行的大戰略。</text:p>
        <text:p text:style-name="P1">huat-tián-tshut tsi̍t thò guân-tsik tshing-tshó koh ē-tàng tsip-hîng ê tuā tsiàn-lio̍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fdd7" officeooo:paragraph-rsid="0014fd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2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11:21.111136307</dc:date>
    <meta:editing-duration>PT2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998" meta:character-count="3245" meta:non-whitespace-character-count="2879"/>
  </office:meta>
</office:document-meta>
</file>